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1.5764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7.2311in"/>
    </style:style>
    <style:style style:name="co9" style:family="table-column">
      <style:table-column-properties fo:break-before="auto" style:column-width="2.0728in"/>
    </style:style>
    <style:style style:name="co10" style:family="table-column">
      <style:table-column-properties fo:break-before="auto" style:column-width="2.3728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5256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2.0945in"/>
    </style:style>
    <style:style style:name="co16" style:family="table-column">
      <style:table-column-properties fo:break-before="auto" style:column-width="2.1583in"/>
    </style:style>
    <style:style style:name="co17" style:family="table-column">
      <style:table-column-properties fo:break-before="auto" style:column-width="1.4618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6.8882in"/>
    </style:style>
    <style:style style:name="co20" style:family="table-column">
      <style:table-column-properties fo:break-before="auto" style:column-width="0.3465in"/>
    </style:style>
    <style:style style:name="co21" style:family="table-column">
      <style:table-column-properties fo:break-before="auto" style:column-width="8.85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 style:data-style-name="N100">
      <style:text-properties style:font-name="Liberation Sans" style:font-name-asian="Liberation Sans"/>
    </style:style>
    <style:style style:name="ce8" style:family="table-cell" style:parent-style-name="Default" style:data-style-name="N100">
      <style:table-cell-properties fo:background-color="#ff6d6d"/>
      <style:text-properties style:font-name="Liberation Sans" style:font-name-asian="Liberation Sans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style:font-name="Liberation Sans"/>
    </style:style>
    <style:style style:name="ce11" style:family="table-cell" style:parent-style-name="Default" style:data-style-name="N100">
      <style:table-cell-properties fo:background-color="transparent"/>
      <style:text-properties style:font-name="Liberation Sans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135">
      <style:text-properties style:font-name="Liberation Sans"/>
    </style:style>
    <style:style style:name="ce41" style:family="table-cell" style:parent-style-name="Default" style:data-style-name="N10132">
      <style:text-properties style:font-name="Liberation Sans" style:font-name-asian="Liberation Sans"/>
    </style:style>
    <style:style style:name="ce42" style:family="table-cell" style:parent-style-name="Default" style:data-style-name="N10130">
      <style:text-properties style:font-name="Liberation Sans" style:font-name-asian="Liberation Sans"/>
    </style:style>
    <style:style style:name="ce43" style:family="table-cell" style:parent-style-name="Default" style:data-style-name="N1013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13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32">
      <style:text-properties style:font-name="Liberation Sans"/>
    </style:style>
    <style:style style:name="ce46" style:family="table-cell" style:parent-style-name="Default" style:data-style-name="N10132"/>
    <style:style style:name="ce21" style:family="table-cell" style:parent-style-name="Default" style:data-style-name="N10003">
      <style:text-properties style:font-name="Liberation Sans" style:font-name-asian="Liberation Sans"/>
    </style:style>
    <style:style style:name="ce22" style:family="table-cell" style:parent-style-name="Default" style:data-style-name="N1000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0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3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atasheet Link</text:p>
          </table:table-cell>
          <table:table-cell table:style-name="ce1" office:value-type="string" calcext:value-type="string">
            <text:p>Estimated Cost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Datasheet Link</text:p>
          </table:table-cell>
        </table:table-row>
        <table:table-row table:style-name="ro1">
          <table:table-cell office:value-type="string" calcext:value-type="string">
            <text:p>Core Processor</text:p>
          </table:table-cell>
          <table:table-cell office:value-type="string" calcext:value-type="string">
            <text:p>Raspberry Pi CM5 Wireless</text:p>
          </table:table-cell>
          <table:table-cell office:value-type="string" calcext:value-type="string">
            <text:p>CM5104032 (4GB/32GB)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<text:a xlink:href="https://dl.21ic.com/download/cm5-781816.html" xlink:type="simple">Datasheet</text:a> <text:a xlink:href="https://dl.21ic.com/download/cm5-781816.html" xlink:type="simple"> </text:a></text:p>
          </table:table-cell>
          <table:table-cell office:value-type="string" calcext:value-type="string">
            <text:p>~$88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ellular Modem</text:p>
          </table:table-cell>
          <table:table-cell office:value-type="string" calcext:value-type="string">
            <text:p>4G LTE Cat-4 Module</text:p>
          </table:table-cell>
          <table:table-cell office:value-type="string" calcext:value-type="string">
            <text:p>Quectel EC200U-EU</text:p>
          </table:table-cell>
          <table:table-cell office:value-type="string" calcext:value-type="string">
            <text:p>Quectel</text:p>
          </table:table-cell>
          <table:table-cell office:value-type="string" calcext:value-type="string">
            <text:p><text:a xlink:href="https://www.elektor.com/products/quecpython-ec200u-eu-c4-p01-development-board" xlink:type="simple">Specifications</text:a> <text:a xlink:href="https://www.elektor.com/products/quecpython-ec200u-eu-c4-p01-development-board?_fid=0785bea8b&amp;_pos=37&amp;_ss=c" xlink:type="simple"> </text:a></text:p>
          </table:table-cell>
          <table:table-cell office:value-type="string" calcext:value-type="string">
            <text:p>~$30-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Battery Charger IC</text:p>
          </table:table-cell>
          <table:table-cell office:value-type="string" calcext:value-type="string">
            <text:p>BQ2589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ti.com.cn/document-viewer/cn/BQ25895/datasheet/GUID-71349673-0E31-4FAD-BCB0-2BF69A532633" xlink:type="simple">Datasheet</text:a> <text:a xlink:href="https://www.ti.com.cn/document-viewer/cn/BQ25895/datasheet/GUID-71349673-0E31-4FAD-BCB0-2BF69A532633" xlink:type="simple"> </text:a></text:p>
          </table:table-cell>
          <table:table-cell office:value-type="string" calcext:value-type="string">
            <text:p>~$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.com.cn/document-viewer/cn/BQ25895/datasheet/GUID-71349673-0E31-4FAD-BCB0-2BF69A532633</text:p>
          </table:table-cell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USB PD Controller</text:p>
          </table:table-cell>
          <table:table-cell office:value-type="string" calcext:value-type="string">
            <text:p>TPS65987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ti.com.cn/document-viewer/cn/TPS65987D/datasheet/GUID-AA888628-6D09-42AC-8BCC-2870AEEEC5DF" xlink:type="simple">Datasheet</text:a> <text:a xlink:href="https://www.ti.com.cn/document-viewer/cn/TPS65987D/datasheet/GUID-AA888628-6D09-42AC-8BCC-2870AEEEC5DF#TITLE-SLVSDB0T4253979-6" xlink:type="simple"> </text:a></text:p>
          </table:table-cell>
          <table:table-cell office:value-type="string" calcext:value-type="string">
            <text:p>~$4-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Fuel Gauge + Protector</text:p>
          </table:table-cell>
          <table:table-cell office:value-type="string" calcext:value-type="string">
            <text:p>BQ40Z50-R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digikey.com/en/htmldatasheets/production/2383265/0/0/1/bq40z50rsmr-r2" xlink:type="simple">Datasheet</text:a> <text:a xlink:href="https://www.digikey.com/en/htmldatasheets/production/2383265/0/0/1/bq40z50rsmr-r2" xlink:type="simple"> </text:a></text:p>
          </table:table-cell>
          <table:table-cell office:value-type="string" calcext:value-type="string">
            <text:p>~$5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Dual N-Channel MOSFET</text:p>
          </table:table-cell>
          <table:table-cell office:value-type="string" calcext:value-type="string">
            <text:p>8205A</text:p>
          </table:table-cell>
          <table:table-cell office:value-type="string" calcext:value-type="string">
            <text:p>Shenzhen Fuman</text:p>
          </table:table-cell>
          <table:table-cell office:value-type="string" calcext:value-type="string">
            <text:p><text:a xlink:href="https://www.alldatasheet.jp/datasheet-pdf/pdf/1146799/FUMAN/8205A.html" xlink:type="simple">Datasheet</text:a> <text:a xlink:href="https://www.alldatasheet.jp/datasheet-pdf/pdf/1146799/FUMAN/8205A.html" xlink:type="simple"> </text:a>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10kΩ NTC Thermistor</text:p>
          </table:table-cell>
          <table:table-cell office:value-type="string" calcext:value-type="string">
            <text:p>NTC 10kΩ B=3435K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<text:a xlink:href="https://product.tdk.com/en/search/sensor/ntc-thermistor/ntc-thermistor/info" xlink:type="simple">Example</text:a></text:p>
          </table:table-cell>
          <table:table-cell office:value-type="string" calcext:value-type="string">
            <text:p>~$0.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Current Sense Resistor</text:p>
          </table:table-cell>
          <table:table-cell office:value-type="string" calcext:value-type="string">
            <text:p>5mΩ, 1W, 1%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1µH, 3A, 20mΩ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ES8311</text:p>
          </table:table-cell>
          <table:table-cell office:value-type="string" calcext:value-type="string">
            <text:p>Everest Semiconductor</text:p>
          </table:table-cell>
          <table:table-cell office:value-type="string" calcext:value-type="string">
            <text:p><text:a xlink:href="https://components.espressif.com/components/espressif/es8311" xlink:type="simple">Product Page</text:a> <text:a xlink:href="https://components.espressif.com/components/espressif/es8311/versions/0.0.2-alpha/readme?language=en" xlink:type="simple"> </text:a></text:p>
          </table:table-cell>
          <table:table-cell office:value-type="string" calcext:value-type="string">
            <text:p>~$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Digital I²S Microphone</text:p>
          </table:table-cell>
          <table:table-cell office:value-type="string" calcext:value-type="string">
            <text:p>DMM-4026-B-I2S-R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<text:a xlink:href="https://www.newark.com/pui-audio/dmm-4026-b-i2s-r/microphone-mems-omni-26db-3-6vdc/dp/12AM6943" xlink:type="simple">Datasheet</text:a> <text:a xlink:href="https://www.newark.com/pui-audio/dmm-4026-b-i2s-r/microphone-mems-omni-26db-3-6vdc/dp/12AM6943?CMP=AFC-OEMSECRETS" xlink:type="simple"> </text:a></text:p>
          </table:table-cell>
          <table:table-cell table:style-name="ce4" office:value-type="currency" office:currency="USD" office:value="3.86" calcext:value-type="currency">
            <text:p>$3.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Class-D Amplifier</text:p>
          </table:table-cell>
          <table:table-cell office:value-type="string" calcext:value-type="string">
            <text:p>NS4150B</text:p>
          </table:table-cell>
          <table:table-cell office:value-type="string" calcext:value-type="string">
            <text:p>Nsiway</text:p>
          </table:table-cell>
          <table:table-cell office:value-type="string" calcext:value-type="string">
            <text:p><text:a xlink:href="https://datasheet.eeworld.com.cn/new_part/NS4150B,nsiway,67217788.html" xlink:type="simple">Datasheet</text:a> <text:a xlink:href="https://datasheet.eeworld.com.cn/new_part/NS4150B,nsiway,67217788.html" xlink:type="simple"> </text:a></text:p>
          </table:table-cell>
          <table:table-cell office:value-type="string" calcext:value-type="string">
            <text:p>~$0.80-1.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Mini Speaker (8Ω, 3W)</text:p>
          </table:table-cell>
          <table:table-cell office:value-type="string" calcext:value-type="string">
            <text:p>MakerHawk 3W 8Ω</text:p>
          </table:table-cell>
          <table:table-cell office:value-type="string" calcext:value-type="string">
            <text:p>MakerHawk</text:p>
          </table:table-cell>
          <table:table-cell office:value-type="string" calcext:value-type="string">
            <text:p><text:a xlink:href="https://www.amazon.sg/MakerHawk-Full-Range-Advertising-Connector-Separating/dp/B07GJ4GH67" xlink:type="simple">Product Page</text:a> <text:a xlink:href="https://www.amazon.sg/MakerHawk-Full-Range-Advertising-Connector-Separating/dp/B07GJ4GH67/ref=pd_sbs_d_sccl_2_2/355-4530585-7292550?pd_rd_w=WSPag&amp;content-id=amzn1.sym.6801b865-8c96-4402-a0cb-c7922714b066&amp;pf_rd_p=6801b865-8c96-4402-a0cb-c7922714b066&amp;pf_rd_r=KCCHSETN12R2RBYZ4BTT&amp;pd_rd_wg=iO8VU&amp;pd_rd_r=5cfb376d-4b9e-4a43-a350-3462e9363dea&amp;pd_rd_i=B07GJ4GH67&amp;psc=1" xlink:type="simple"> </text:a></text:p>
          </table:table-cell>
          <table:table-cell office:value-type="string" calcext:value-type="string">
            <text:p>~$5-8 (pair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USB-C Connector</text:p>
          </table:table-cell>
          <table:table-cell office:value-type="string" calcext:value-type="string">
            <text:p>16-pin Type-C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Battery Connector</text:p>
          </table:table-cell>
          <table:table-cell office:value-type="string" calcext:value-type="string">
            <text:p>JST PH 2-pi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MicroSD Card Slot</text:p>
          </table:table-cell>
          <table:table-cell office:value-type="string" calcext:value-type="string">
            <text:p>Push-push typ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MIPI DSI Connector</text:p>
          </table:table-cell>
          <table:table-cell office:value-type="string" calcext:value-type="string">
            <text:p>15-pin FFC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Li-Po Battery</text:p>
          </table:table-cell>
          <table:table-cell office:value-type="string" calcext:value-type="string">
            <text:p>5000mAh, 3.7V, 1C+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10-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ssives</text:p>
          </table:table-cell>
          <table:table-cell office:value-type="string" calcext:value-type="string">
            <text:p>Resistors / Capacitors</text:p>
          </table:table-cell>
          <table:table-cell office:value-type="string" calcext:value-type="string">
            <text:p>Various value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2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9" table:default-cell-style-name="ce6"/>
        <table:table-column table:style-name="co10" table:default-cell-style-name="ce10"/>
        <table:table-column table:style-name="co11" table:default-cell-style-name="ce6"/>
        <table:table-column table:style-name="co12" table:default-cell-style-name="ce6"/>
        <table:table-column table:style-name="co13" table:default-cell-style-name="ce45"/>
        <table:table-column table:style-name="co14" table:default-cell-style-name="ce24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7" table:number-columns-repeated="16371"/>
        <table:table-row table:style-name="ro2">
          <table:table-cell table:style-name="ce5" office:value-type="string" calcext:value-type="string">
            <text:p>Component</text:p>
          </table:table-cell>
          <table:table-cell table:style-name="ce7" office:value-type="string" calcext:value-type="string">
            <text:p>Part Number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LCSC PN</text:p>
          </table:table-cell>
          <table:table-cell table:style-name="ce41" office:value-type="string" calcext:value-type="string">
            <text:p>Price (CNY)</text:p>
          </table:table-cell>
          <table:table-cell table:style-name="ce21" office:value-type="string" calcext:value-type="string">
            <text:p>Min. Purchase</text:p>
          </table:table-cell>
          <table:table-cell table:style-name="ce5" office:value-type="string" calcext:value-type="string">
            <text:p>DigiKey PN</text:p>
          </table:table-cell>
          <table:table-cell table:style-name="ce5" office:value-type="string" calcext:value-type="string">
            <text:p>Mouser PN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referred Source</text:p>
          </table:table-cell>
          <table:table-cell table:style-name="ce5" office:value-type="string" calcext:value-type="string">
            <text:p>Datasheet Link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aspberry Pi CM5 Wireless</text:p>
          </table:table-cell>
          <table:table-cell table:style-name="ce7" office:value-type="string" calcext:value-type="string">
            <text:p>CM5104032 (SC1595)</text:p>
          </table:table-cell>
          <table:table-cell table:style-name="ce5" office:value-type="string" calcext:value-type="string">
            <text:p>Core Processor</text:p>
          </table:table-cell>
          <table:table-cell table:style-name="ce5" office:value-type="string" calcext:value-type="string">
            <text:p>Not on LCSC</text:p>
          </table:table-cell>
          <table:table-cell table:style-name="ce42" office:value-type="currency" office:currency="HKD" office:value="863.1" calcext:value-type="currency">
            <text:p>HK$863.10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648-CM5104032-ND</text:p>
          </table:table-cell>
          <table:table-cell table:style-name="ce5" office:value-type="string" calcext:value-type="string">
            <text:p>358-SC1595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Mouser HK</text:p>
          </table:table-cell>
          <table:table-cell table:style-name="ce5" office:value-type="string" calcext:value-type="string">
            <text:p>https://datasheets.raspberrypi.com/cm5/cm5-datasheet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GB RAM, 32GB eMMC, Wireless. Mouser HK: HK$863.10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4G LTE Modem (EU)</text:p>
          </table:table-cell>
          <table:table-cell table:style-name="ce7" office:value-type="string" calcext:value-type="string">
            <text:p>EC200UEUAA-N05-SGNSA</text:p>
          </table:table-cell>
          <table:table-cell table:style-name="ce5" office:value-type="string" calcext:value-type="string">
            <text:p>Cellular</text:p>
          </table:table-cell>
          <table:table-cell table:style-name="ce5" office:value-type="string" calcext:value-type="string">
            <text:p>C2942341</text:p>
          </table:table-cell>
          <table:table-cell table:style-name="ce41" office:value-type="currency" office:currency="CNY" office:value="80.65" calcext:value-type="currency">
            <text:p>￥80.6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3096-EC200U-EU-ND</text:p>
          </table:table-cell>
          <table:table-cell table:style-name="ce5" office:value-type="string" calcext:value-type="string">
            <text:p>899-EC200U-EU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quectel.com/product/ec200u-seri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or Hong Kong (Bands: 1/3/5/7/8/20/28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Digital I²S Microphone</text:p>
          </table:table-cell>
          <table:table-cell table:style-name="ce7" office:value-type="string" calcext:value-type="string">
            <text:p>DMM-4026-B-I2S-R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3171792</text:p>
          </table:table-cell>
          <table:table-cell table:style-name="ce43" office:value-type="currency" office:currency="CNY" office:value="26.89" calcext:value-type="currency">
            <text:p>￥26.89</text:p>
          </table:table-cell>
          <table:table-cell table:style-name="ce22" office:value-type="float" office:value="1" calcext:value-type="float">
            <text:p>1</text:p>
          </table:table-cell>
          <table:table-cell table:style-name="ce5" office:value-type="string" calcext:value-type="string">
            <text:p>2213-DMM-4026-B-I2S-RCT-ND</text:p>
          </table:table-cell>
          <table:table-cell table:style-name="ce5" office:value-type="string" calcext:value-type="string">
            <text:p>665-DMM-4026-B-I2S-R</text:p>
          </table:table-cell>
          <table:table-cell table:style-name="ce5" office:value-type="string" calcext:value-type="string">
            <text:p>Out of stock</text:p>
          </table:table-cell>
          <table:table-cell table:style-name="ce5" office:value-type="string" calcext:value-type="string">
            <text:p>LCSC (preferred)</text:p>
          </table:table-cell>
          <table:table-cell table:style-name="ce5" office:value-type="string" calcext:value-type="string">
            <text:p>https://www.puiaudio.com/media/SpecSheet/DMM-4026-B-I2S-R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LCSC for restock; DigiKey backup available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Audio Codec</text:p>
          </table:table-cell>
          <table:table-cell table:style-name="ce7" office:value-type="string" calcext:value-type="string">
            <text:p>ES8311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962342</text:p>
          </table:table-cell>
          <table:table-cell table:style-name="ce41" office:value-type="currency" office:currency="CNY" office:value="3.51" calcext:value-type="currency">
            <text:p>￥3.5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espressif.com/sites/default/files/documentation/es8311_datasheet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²S audio codec for playback/recording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lass-D Amplifier</text:p>
          </table:table-cell>
          <table:table-cell table:style-name="ce7" office:value-type="string" calcext:value-type="string">
            <text:p>NS4150B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189961</text:p>
          </table:table-cell>
          <table:table-cell table:style-name="ce41" office:value-type="currency" office:currency="CNY" office:value="1.119" calcext:value-type="currency">
            <text:p>￥1.1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106141130_Shenzhen-Nsiway-Tech-NS4150B_C71384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W output for 8Ω speaker. Alternative: PAM8302 (C14887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ni Speaker (8Ω 3W)</text:p>
          </table:table-cell>
          <table:table-cell table:style-name="ce7" office:value-type="string" calcext:value-type="string">
            <text:p>FS7034NB0830-H20.1-R01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42412930</text:p>
          </table:table-cell>
          <table:table-cell table:style-name="ce41" office:value-type="currency" office:currency="CNY" office:value="14.11" calcext:value-type="currency">
            <text:p>￥14.1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0W, 8Ω, 360Hz-20kHz, 84dB SPL. Perfect match for NS4150B amplifier. Neodymium magnet, ultra-compact. 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harger IC</text:p>
          </table:table-cell>
          <table:table-cell table:style-name="ce7" office:value-type="string" calcext:value-type="string">
            <text:p>BQ25895MRTWR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485917</text:p>
          </table:table-cell>
          <table:table-cell table:style-name="ce41" office:value-type="currency" office:currency="CNY" office:value="12.35" calcext:value-type="currency">
            <text:p>￥12.3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49567-1-ND</text:p>
          </table:table-cell>
          <table:table-cell table:style-name="ce5" office:value-type="string" calcext:value-type="string">
            <text:p>595-BQ25895MRTWR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bq2589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²C controlled, 3A charge, power path management [citation:1][citation:9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USB PD Controller</text:p>
          </table:table-cell>
          <table:table-cell table:style-name="ce7" office:value-type="string" calcext:value-type="string">
            <text:p>TPS65987DDHRSHR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2868843</text:p>
          </table:table-cell>
          <table:table-cell table:style-name="ce41" office:value-type="currency" office:currency="CNY" office:value="34.73" calcext:value-type="currency">
            <text:p>￥34.73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53264-1-ND</text:p>
          </table:table-cell>
          <table:table-cell table:style-name="ce5" office:value-type="string" calcext:value-type="string">
            <text:p>595-TPS65987DDHRSHR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tps65987d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B-C PD negotiation for fast charging [citation:2][citation:10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Fuel Gauge + Protector</text:p>
          </table:table-cell>
          <table:table-cell table:style-name="ce7" office:value-type="string" calcext:value-type="string">
            <text:p>BQ40Z50RSMR-R2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2657519</text:p>
          </table:table-cell>
          <table:table-cell table:style-name="ce41" office:value-type="currency" office:currency="CNY" office:value="11.36" calcext:value-type="currency">
            <text:p>￥11.36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49567-1-ND</text:p>
          </table:table-cell>
          <table:table-cell table:style-name="ce5" office:value-type="string" calcext:value-type="string">
            <text:p>595-BQ40Z50RSMRR2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bq40z50-r2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mpedance Track™ fuel gauge with integrated protection [citation:3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Dual N-Channel MOSFET</text:p>
          </table:table-cell>
          <table:table-cell table:style-name="ce7" office:value-type="string" calcext:value-type="string">
            <text:p>FS8205A</text:p>
          </table:table-cell>
          <table:table-cell table:style-name="ce5" office:value-type="string" calcext:value-type="string">
            <text:p>Power Management</text:p>
          </table:table-cell>
          <table:table-cell table:style-name="ce15" office:value-type="string" calcext:value-type="string">
            <text:p>C908265</text:p>
          </table:table-cell>
          <table:table-cell table:style-name="ce41" office:value-type="currency" office:currency="CNY" office:value="0.408" calcext:value-type="currency">
            <text:p>￥0.41</text:p>
          </table:table-cell>
          <table:table-cell table:style-name="ce21" office:value-type="float" office:value="10" calcext:value-type="float">
            <text:p>10</text:p>
          </table:table-cell>
          <table:table-cell table:style-name="ce5" office:value-type="string" calcext:value-type="string">
            <text:p>5272-FS8205ACT-ND</text:p>
          </table:table-cell>
          <table:table-cell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evvo.com.tw/fs8205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or BQ40Z50 charge/discharge control [citation:4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urrent Sense Resistor</text:p>
          </table:table-cell>
          <table:table-cell table:style-name="ce7" office:value-type="string" calcext:value-type="string">
            <text:p>PA1206FRE470R003Z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728274</text:p>
          </table:table-cell>
          <table:table-cell table:style-name="ce41" office:value-type="currency" office:currency="CNY" office:value="0.429" calcext:value-type="currency">
            <text:p>￥0.43</text:p>
          </table:table-cell>
          <table:table-cell table:style-name="ce21" office:value-type="float" office:value="10" calcext:value-type="float">
            <text:p>10</text:p>
          </table:table-cell>
          <table:table-cell table:style-name="ce5" office:value-type="string" calcext:value-type="string">
            <text:p>13-PA1206FRE470R003ZCT-ND</text:p>
          </table:table-cell>
          <table:table-cell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yageo.com/upload/media/product/app/datasheet/rchip/pa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mΩ, 1%, 1W, 1206, for BQ40Z50 current measurement [citation:5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Power Inductor</text:p>
          </table:table-cell>
          <table:table-cell table:style-name="ce7" office:value-type="string" calcext:value-type="string">
            <text:p>MWSA0402S-1R0M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408332</text:p>
          </table:table-cell>
          <table:table-cell table:style-name="ce41" office:value-type="currency" office:currency="CNY" office:value="1.053" calcext:value-type="currency">
            <text:p>￥1.05</text:p>
          </table:table-cell>
          <table:table-cell table:style-name="ce21" office:value-type="float" office:value="5" calcext:value-type="float">
            <text:p>5</text:p>
          </table:table-cell>
          <table:table-cell table:style-name="ce5" office:value-type="string" calcext:value-type="string">
            <text:p>3442-MWSA0402S-1R0MTCT-ND</text:p>
          </table:table-cell>
          <table:table-cell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unlordinc.com/upload/Products/MWSA0402S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0µH, 6A, 27mΩ, for BQ25895 charger circuit [citation:6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NTC Thermistor</text:p>
          </table:table-cell>
          <table:table-cell table:style-name="ce7" office:value-type="string" calcext:value-type="string">
            <text:p>SDNT1608X103F3435FTF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525660</text:p>
          </table:table-cell>
          <table:table-cell table:style-name="ce41" office:value-type="currency" office:currency="CNY" office:value="0.175" calcext:value-type="currency">
            <text:p>￥0.18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unlordinc.com/upload/Products/SDNT1608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kΩ, B=3435K, 0603, for battery temp sensing [citation:7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0.1µF)</text:p>
          </table:table-cell>
          <table:table-cell table:style-name="ce7" office:value-type="string" calcext:value-type="string">
            <text:p>CGA0603X7R104K500J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119867</text:p>
          </table:table-cell>
          <table:table-cell table:style-name="ce41" office:value-type="currency" office:currency="CNY" office:value="0.014" calcext:value-type="currency">
            <text:p>￥0.0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dk-electronics.tdk.com/en/18121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eneral decoupling, X7R, 50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1µF)</text:p>
          </table:table-cell>
          <table:table-cell table:style-name="ce7" office:value-type="string" calcext:value-type="string">
            <text:p>CL05A105KO5NNNC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266</text:p>
          </table:table-cell>
          <table:table-cell table:style-name="ce41" office:value-type="currency" office:currency="CNY" office:value="0.016" calcext:value-type="currency">
            <text:p>￥0.02</text:p>
          </table:table-cell>
          <table:table-cell table:style-name="ce21" office:value-type="float" office:value="100" calcext:value-type="float">
            <text:p>100</text:p>
          </table:table-cell>
          <table:table-cell table:style-name="ce5" office:value-type="string" calcext:value-type="string">
            <text:p>1276-3479-1-ND</text:p>
          </table:table-cell>
          <table:table-cell table:style-name="ce5" office:value-type="string" calcext:value-type="string">
            <text:p>81-GRM155R61C105KA2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amsungsem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or power supply filtering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10µF)</text:p>
          </table:table-cell>
          <table:table-cell table:style-name="ce7" office:value-type="string" calcext:value-type="string">
            <text:p>HGC0603R5106M160NTHJ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7472959</text:p>
          </table:table-cell>
          <table:table-cell table:style-name="ce41" office:value-type="currency" office:currency="CNY" office:value="0.09" calcext:value-type="currency">
            <text:p>￥0.0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hollyland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ulk capacitance for regulators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22µF)</text:p>
          </table:table-cell>
          <table:table-cell table:style-name="ce7" office:value-type="string" calcext:value-type="string">
            <text:p>CGA0603X5R226M160J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119868</text:p>
          </table:table-cell>
          <table:table-cell table:style-name="ce41" office:value-type="currency" office:currency="CNY" office:value="0.232" calcext:value-type="currency">
            <text:p>￥0.23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dk-electronics.tdk.com/en/18121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utput capacitor for BQ25895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4.7kΩ)</text:p>
          </table:table-cell>
          <table:table-cell table:style-name="ce7" office:value-type="string" calcext:value-type="string">
            <text:p>FRC0402J472 TS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06941</text:p>
          </table:table-cell>
          <table:table-cell table:style-name="ce41" office:value-type="currency" office:currency="CNY" office:value="0.003" calcext:value-type="currency">
            <text:p>￥0.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founderchip.com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5%, I²C pull-up resistor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10kΩ)</text:p>
          </table:table-cell>
          <table:table-cell table:style-name="ce7" office:value-type="string" calcext:value-type="string">
            <text:p>RC0402FR-0710KL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0490</text:p>
          </table:table-cell>
          <table:table-cell table:style-name="ce41" office:value-type="currency" office:currency="CNY" office:value="0.005" calcext:value-type="currency">
            <text:p>￥0.01</text:p>
          </table:table-cell>
          <table:table-cell table:style-name="ce21" office:value-type="float" office:value="100" calcext:value-type="float">
            <text:p>100</text:p>
          </table:table-cell>
          <table:table-cell table:style-name="ce5" office:value-type="string" calcext:value-type="string">
            <text:p>311-10.0KCRCT-ND</text:p>
          </table:table-cell>
          <table:table-cell table:style-name="ce5" office:value-type="string" calcext:value-type="string">
            <text:p>71-CRCW040210K0F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yageo.com/upload/media/product/app/datasheet/rchip/pyu-rc_group_51_rohs_l.pdf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1%, general purpose and voltage divider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100Ω)</text:p>
          </table:table-cell>
          <table:table-cell table:style-name="ce7" office:value-type="string" calcext:value-type="string">
            <text:p>FRC0402J101 TS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06884</text:p>
          </table:table-cell>
          <table:table-cell table:style-name="ce41" office:value-type="currency" office:currency="CNY" office:value="0.003" calcext:value-type="currency">
            <text:p>￥0.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founderchip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5%, series termination for I²S line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USB-C Connector</text:p>
          </table:table-cell>
          <table:table-cell table:style-name="ce7" office:value-type="string" calcext:value-type="string">
            <text:p>TYPE-C 16PFS 2JCB0.8-H6.5 IPX8</text:p>
          </table:table-cell>
          <table:table-cell table:style-name="ce5" office:value-type="string" calcext:value-type="string">
            <text:p>Connectors</text:p>
          </table:table-cell>
          <table:table-cell table:style-name="ce5" office:value-type="string" calcext:value-type="string">
            <text:p>C3020045</text:p>
          </table:table-cell>
          <table:table-cell table:style-name="ce41" office:value-type="currency" office:currency="CNY" office:value="5.289" calcext:value-type="currency">
            <text:p>￥5.2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211121800_Korean-Hroparts-Elec-TYPE-C-31-M-12_C302004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d-mount, 20V/5A, USB 3.1, with CC pin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onnector (male)</text:p>
          </table:table-cell>
          <table:table-cell table:style-name="ce8" office:value-type="string" calcext:value-type="string">
            <text:p>JST PH 2-pin male</text:p>
          </table:table-cell>
          <table:table-cell table:style-name="ce5" office:value-type="string" calcext:value-type="string">
            <text:p>Connectors</text:p>
          </table:table-cell>
          <table:table-cell table:style-name="ce15" office:value-type="string" calcext:value-type="string">
            <text:p>C145719</text:p>
          </table:table-cell>
          <table:table-cell table:style-name="ce41" office:value-type="currency" office:currency="CNY" office:value="0.55" calcext:value-type="currency">
            <text:p>￥0.5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455-1705-ND</text:p>
          </table:table-cell>
          <table:table-cell table:style-name="ce5" office:value-type="string" calcext:value-type="string">
            <text:p>538-53398-0271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jst.com/product/detail/php?lg=en&amp;product_cd=P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n PCB connector for battery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onnector (female)</text:p>
          </table:table-cell>
          <table:table-cell table:style-name="ce8" office:value-type="string" calcext:value-type="string">
            <text:p>JST PH 2-pin female (cable)</text:p>
          </table:table-cell>
          <table:table-cell table:style-name="ce5" office:value-type="string" calcext:value-type="string">
            <text:p>Connectors</text:p>
          </table:table-cell>
          <table:table-cell table:style-name="ce16" office:value-type="string" calcext:value-type="string">
            <text:p>C204201</text:p>
          </table:table-cell>
          <table:table-cell table:style-name="ce41" office:value-type="currency" office:currency="CNY" office:value="0.35" calcext:value-type="currency">
            <text:p>￥0.3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455-1199-ND</text:p>
          </table:table-cell>
          <table:table-cell table:style-name="ce15" office:value-type="string" calcext:value-type="string">
            <text:p>538-53398-0271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jst.com/product/detail/php?lg=en&amp;product_cd=P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n battery cable (or pre-crimped leads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croSD Card Slot</text:p>
          </table:table-cell>
          <table:table-cell table:style-name="ce9" office:value-type="string" calcext:value-type="string">
            <text:p>TF PUSH</text:p>
          </table:table-cell>
          <table:table-cell table:style-name="ce5" office:value-type="string" calcext:value-type="string">
            <text:p>Connectors</text:p>
          </table:table-cell>
          <table:table-cell table:style-name="ce16" office:value-type="string" calcext:value-type="string">
            <text:p>C392941</text:p>
          </table:table-cell>
          <table:table-cell table:style-name="ce44" office:value-type="currency" office:currency="CNY" office:value="0.38" calcext:value-type="currency">
            <text:p>￥0.38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1810231706_SHOU-HAN-TF-14x14-1-85_C91108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PI mode via GPIO 22-27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PI DSI Connector</text:p>
          </table:table-cell>
          <table:table-cell table:style-name="ce7" office:value-type="string" calcext:value-type="string">
            <text:p>AFC42-S15FMA-1H</text:p>
          </table:table-cell>
          <table:table-cell table:style-name="ce5" office:value-type="string" calcext:value-type="string">
            <text:p>Connectors</text:p>
          </table:table-cell>
          <table:table-cell table:style-name="ce5" office:value-type="string" calcext:value-type="string">
            <text:p>C49274841</text:p>
          </table:table-cell>
          <table:table-cell table:style-name="ce41" office:value-type="currency" office:currency="CNY" office:value="1.457" calcext:value-type="currency">
            <text:p>￥1.4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209080930_XUNPU-FPC0515-18110SA0_C425172.pdf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string" calcext:value-type="string">
            <text:p>15-pin, 0.5mm pitch, for display connection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Li-Po Battery</text:p>
          </table:table-cell>
          <table:table-cell table:style-name="ce8" office:value-type="string" calcext:value-type="string">
            <text:p>5000mAh 3.7V 503050</text:p>
          </table:table-cell>
          <table:table-cell table:style-name="ce5" office:value-type="string" calcext:value-type="string">
            <text:p>Battery</text:p>
          </table:table-cell>
          <table:table-cell table:style-name="ce5" office:value-type="string" calcext:value-type="string">
            <text:p>Search "503050 5000mAh"</text:p>
          </table:table-cell>
          <table:table-cell table:style-name="ce41" office:value-type="currency" office:currency="CNY" office:value="50" calcext:value-type="currency">
            <text:p>￥50.00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Search DigiKey</text:p>
          </table:table-cell>
          <table:table-cell table:style-name="ce5" office:value-type="string" calcext:value-type="string">
            <text:p>Search Mouser</text:p>
          </table:table-cell>
          <table:table-cell table:style-name="ce5" office:value-type="string" calcext:value-type="string">
            <text:p>Check stock</text:p>
          </table:table-cell>
          <table:table-cell table:style-name="ce5" office:value-type="string" calcext:value-type="string">
            <text:p>Various</text:p>
          </table:table-cell>
          <table:table-cell table:style-name="ce5" office:value-type="string" calcext:value-type="string">
            <text:p>https://www.adafruit.com/product/50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C+ charge rate, with or without PCM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SIM-Card Connector</text:p>
          </table:table-cell>
          <table:table-cell office:value-type="string" calcext:value-type="string">
            <text:p>SMN-303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266888</text:p>
          </table:table-cell>
          <table:table-cell office:value-type="currency" office:currency="CNY" office:value="2.898" calcext:value-type="currency">
            <text:p>￥2.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1811021732_XUNPU-SMN-303_C266888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pin push-push type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rystal Oscillator</text:p>
          </table:table-cell>
          <table:table-cell office:value-type="string" calcext:value-type="string">
            <text:p>XKXGI-SUA-32.768K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5213671</text:p>
          </table:table-cell>
          <table:table-cell office:value-type="currency" office:currency="CNY" office:value="1.041" calcext:value-type="currency">
            <text:p>￥1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2304140030_XKXGI-SUA-32.768K_C5213671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, 12.5pF, for CM5 RTC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USB TVS Diodes</text:p>
          </table:table-cell>
          <table:table-cell office:value-type="string" calcext:value-type="string">
            <text:p>TPD6E05U06RVZ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962978</text:p>
          </table:table-cell>
          <table:table-cell office:value-type="currency" office:currency="CNY" office:value="0.708" calcext:value-type="currency">
            <text:p>￥0.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7-11933-1-ND</text:p>
          </table:table-cell>
          <table:table-cell office:value-type="string" calcext:value-type="string">
            <text:p>511-USBLC6-2P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st.com/resource/en/datasheet/usblc6-2p6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capacitance ESD protection for USB D+/D- line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Backup LDO</text:p>
          </table:table-cell>
          <table:table-cell office:value-type="string" calcext:value-type="string">
            <text:p>MIC5332-SSYMT-TR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153276</text:p>
          </table:table-cell>
          <table:table-cell office:value-type="currency" office:currency="CNY" office:value="16.18" calcext:value-type="currency">
            <text:p>￥16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3984-1-ND</text:p>
          </table:table-cell>
          <table:table-cell office:value-type="string" calcext:value-type="string">
            <text:p>998-MIC5332-SSYMT-T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1.microchip.com/downloads/en/DeviceDoc/mic5332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300mA LDO for clean audio power (3.3V)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Connector</text:p>
          </table:table-cell>
          <table:table-cell table:style-name="ce11" office:value-type="string" calcext:value-type="string">
            <text:p>DF32NC-30DS-0.4V(51)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424634</text:p>
          </table:table-cell>
          <table:table-cell office:value-type="currency" office:currency="CNY" office:value="1.4216" calcext:value-type="currency">
            <text:p>￥1.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0-pin 0.4mm pitch FPC for MIPI CSI camera (IMX708)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eramic Capacitor (13pF)</text:p>
          </table:table-cell>
          <table:table-cell office:value-type="string" calcext:value-type="string">
            <text:p>CGA0402C0G130J500GT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45359988</text:p>
          </table:table-cell>
          <table:table-cell office:value-type="currency" office:currency="CNY" office:value="0.007" calcext:value-type="currency">
            <text:p>￥0.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dk-electronics.tdk.com/en/1812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pF C0G, 50V, for 32.768kHz crystal load capacitor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Momentary Switches</text:p>
          </table:table-cell>
          <table:table-cell table:style-name="ce12" office:value-type="string" calcext:value-type="string">
            <text:p>434133025816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5504987</text:p>
          </table:table-cell>
          <table:table-cell office:value-type="currency" office:currency="CNY" office:value="8.72" calcext:value-type="currency">
            <text:p>￥8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wurth-elektronik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tile switches for power, volume, etc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Headphone Jack</text:p>
          </table:table-cell>
          <table:table-cell office:value-type="string" calcext:value-type="string">
            <text:p>PJ-320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668606</text:p>
          </table:table-cell>
          <table:table-cell office:value-type="currency" office:currency="CNY" office:value="1.448" calcext:value-type="currency">
            <text:p>￥1.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1811061812_Korean-Hroparts-Elec-PJ-320D_C668606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mm stereo audio jack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SIM Card Protection</text:p>
          </table:table-cell>
          <table:table-cell office:value-type="string" calcext:value-type="string">
            <text:p>TPD3F303DQDR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C2869050</text:p>
          </table:table-cell>
          <table:table-cell office:value-type="currency" office:currency="CNY" office:value="3.92" calcext:value-type="currency">
            <text:p>￥3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51935-1-ND</text:p>
          </table:table-cell>
          <table:table-cell office:value-type="string" calcext:value-type="string">
            <text:p>595-TPD3F303DQD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i.com/lit/ds/symlink/tpd3f303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channel EMI filter + ESD protection for SIM card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Resistor (5.1kΩ)</text:p>
          </table:table-cell>
          <table:table-cell office:value-type="string" calcext:value-type="string">
            <text:p>0402WGJ0512TCE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25941</text:p>
          </table:table-cell>
          <table:table-cell office:value-type="currency" office:currency="CNY" office:value="0.004" calcext:value-type="currency">
            <text:p>￥0.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B CC pulldown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Touchscreen Display</text:p>
          </table:table-cell>
          <table:table-cell table:style-name="ce13" office:value-type="string" calcext:value-type="string">
            <text:p>6.25inch_DSI_LC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Not on LCSC</text:p>
          </table:table-cell>
          <table:table-cell office:value-type="currency" office:currency="CNY" office:value="292.02" calcext:value-type="currency">
            <text:p>￥292.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https://www.waveshare.com/wiki/6.25inch_DSI_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0×1560, 5-point capacitive touch, DSI interface. Includes 12cm FPC cable. CM5 compatible with overlay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MIPI-CSI Camera</text:p>
          </table:table-cell>
          <table:table-cell table:style-name="ce14" office:value-type="string" calcext:value-type="string">
            <text:p>IMX708 (PiCamera 3)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t on LCSC</text:p>
          </table:table-cell>
          <table:table-cell office:value-type="currency" office:currency="CNY" office:value="224" calcext:value-type="currency">
            <text:p>￥224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Taoba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PI-CSI Camera for Rpi 5, use module for testing, remove camera part and use for actual part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LDO (1.1V)</text:p>
          </table:table-cell>
          <table:table-cell table:style-name="ce14" office:value-type="string" calcext:value-type="string">
            <text:p>SK6054D4-11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22396221</text:p>
          </table:table-cell>
          <table:table-cell office:value-type="currency" office:currency="CNY" office:value="1.4585" calcext:value-type="currency">
            <text:p>￥1.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item.szlcsc.com/23999906.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DD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LDO (2.8V)</text:p>
          </table:table-cell>
          <table:table-cell table:style-name="ce14" office:value-type="string" calcext:value-type="string">
            <text:p>MD52E28WB6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920344</text:p>
          </table:table-cell>
          <table:table-cell office:value-type="currency" office:currency="CNY" office:value="0.4264" calcext:value-type="currency">
            <text:p>￥0.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2V8 and AFVDD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Crystal</text:p>
          </table:table-cell>
          <table:table-cell table:style-name="ce14" office:value-type="string" calcext:value-type="string">
            <text:p>X322524MOB4S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70590</text:p>
          </table:table-cell>
          <table:table-cell office:value-type="currency" office:currency="CNY" office:value="0.4522" calcext:value-type="currency">
            <text:p>￥0.4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4MHz, 12pF,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eramic Capacitor (12pF)</text:p>
          </table:table-cell>
          <table:table-cell table:style-name="ce14" office:value-type="string" calcext:value-type="string">
            <text:p>CGA0402C0G120J500GT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45359894</text:p>
          </table:table-cell>
          <table:table-cell office:value-type="currency" office:currency="CNY" office:value="0.0054" calcext:value-type="currency">
            <text:p>￥0.0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2pF C0G. 50V for 24 MHz crystal load capacitor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Flash Driver</text:p>
          </table:table-cell>
          <table:table-cell table:style-name="ce14" office:value-type="string" calcext:value-type="string">
            <text:p>TPS60150DRCR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2678936</text:p>
          </table:table-cell>
          <table:table-cell office:value-type="currency" office:currency="CNY" office:value="9.18" calcext:value-type="currency">
            <text:p>￥9.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i.com/lit/ds/symlink/tps61050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²C programmable boost converter for 1.2A LED flash. 2.7-5.5V input, 2MHz switching. VSON-10 package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Flash LED</text:p>
          </table:table-cell>
          <table:table-cell table:style-name="ce14" office:value-type="string" calcext:value-type="string">
            <text:p>MHP2016SWDT-Q05</text:p>
          </table:table-cell>
          <table:table-cell office:value-type="string" calcext:value-type="string">
            <text:p>Camera</text:p>
          </table:table-cell>
          <table:table-cell table:style-name="ce20" office:value-type="string" calcext:value-type="string">
            <text:p>C3028833</text:p>
          </table:table-cell>
          <table:table-cell table:style-name="ce46" office:value-type="currency" office:currency="CNY" office:value="1.1057" calcext:value-type="currency">
            <text:p>￥1.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6×2mm, 1.2A/1.5A rated, 2.55V Vf, 5.5W, 5100K-6100K</text:p>
          </table:table-cell>
          <table:table-cell table:style-name="ce6" table:number-columns-repeated="16371"/>
        </table:table-row>
        <table:table-row table:style-name="ro3">
          <table:table-cell office:value-type="string" calcext:value-type="string">
            <text:p>Notification LED</text:p>
          </table:table-cell>
          <table:table-cell table:style-name="ce14" office:value-type="string" calcext:value-type="string">
            <text:p>WS2812B-202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965555</text:p>
          </table:table-cell>
          <table:table-cell office:value-type="currency" office:currency="CNY" office:value="0.5655" calcext:value-type="currency">
            <text:p>￥0.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world-semi.com/en/product/WS2812B-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mm addressable RGB LED. Perfect for compact notification light. Requires 5V power and a 3.3V-to-5V logic level shifter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Logic Level Shifter (3.3V to 5V)</text:p>
          </table:table-cell>
          <table:table-cell table:style-name="ce14" office:value-type="string" calcext:value-type="string">
            <text:p>SN74AHCT1G125DCK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20617900</text:p>
          </table:table-cell>
          <table:table-cell office:value-type="currency" office:currency="CNY" office:value="0.2384" calcext:value-type="currency">
            <text:p>￥0.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6-31710-1-ND</text:p>
          </table:table-cell>
          <table:table-cell office:value-type="string" calcext:value-type="string">
            <text:p>595-SN74AHCT1G125DCK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table:style-name="Default" office:value-type="string" calcext:value-type="string">
            <text:p>https://www.ti.com/lit/ds/symlink/sn74ahct1g125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-channel buffer for WS2812B-2020. Converts 3.3V to 5V signal. SC-70-5 (SOT-353) package, 2.0×1.25mm.</text:p>
          </table:table-cell>
          <table:table-cell table:style-name="ce6" table:number-columns-repeated="16371"/>
        </table:table-row>
        <table:table-row table:style-name="ro2">
          <table:table-cell table:number-columns-repeated="3"/>
          <table:table-cell office:value-type="string" calcext:value-type="string">
            <text:p>BoM Sum:</text:p>
          </table:table-cell>
          <table:table-cell table:formula="of:=SUM([.E2:.E45])" office:value-type="currency" office:currency="CNY" office:value="1673.2688" calcext:value-type="currency">
            <text:p>￥1,673.27</text:p>
          </table:table-cell>
          <table:table-cell table:number-columns-repeated="8"/>
          <table:table-cell table:style-name="ce6" table:number-columns-repeated="16371"/>
        </table:table-row>
        <table:table-row table:style-name="ro2" table:number-rows-repeated="1048527">
          <table:table-cell table:number-columns-repeated="13"/>
          <table:table-cell table:style-name="ce6" table:number-columns-repeated="16371"/>
        </table:table-row>
        <table:table-row table:style-name="ro2">
          <table:table-cell table:number-columns-repeated="13"/>
          <table:table-cell table:style-name="ce6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0132" number:language="en" number:country="US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0132P0"/>
    </number:currency-style>
    <number:number-style style:name="N10133" number:language="en" number:country="US">
      <number:number number:decimal-places="1" number:min-decimal-places="1" number:min-integer-digits="1" number:grouping="true"/>
    </number:number-style>
    <number:currency-style style:name="N10135P0" style:volatile="true" number:language="en" number:country="US">
      <number:currency-symbol number:language="zh" number:country="CN">￥</number:currency-symbol>
      <number:number number:decimal-places="3" number:min-decimal-places="3" number:min-integer-digits="1" number:grouping="true"/>
    </number:currency-style>
    <number:currency-style style:name="N10135" number:language="en" number:country="US">
      <style:text-properties fo:color="#ff0000"/>
      <number:text>-</number:text>
      <number:currency-symbol number:language="zh" number:country="CN">￥</number:currency-symbol>
      <number:number number:decimal-places="3" number:min-decimal-places="3" number:min-integer-digits="1" number:grouping="true"/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 style:data-style-name="N2" text:time-value="21:19:45.28987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0:11:21.215600400</meta:creation-date>
    <dc:date>2026-03-22T11:31:43.555832100</dc:date>
    <meta:editing-duration>P2DT14M46S</meta:editing-duration>
    <meta:editing-cycles>3</meta:editing-cycles>
    <meta:generator>LibreOffice/25.2.7.2$Windows_X86_64 LibreOffice_project/5cbfd1ab6520636bb5f7b99185aa69bd7456825d</meta:generator>
    <meta:document-statistic meta:table-count="2" meta:cell-count="726" meta:object-count="0"/>
  </office:meta>
</office:document-meta>
</file>